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rot_regret</text:p>
          </table:table-cell>
          <table:table-cell office:value-type="string">
            <text:p>ref</text:p>
          </table:table-cell>
          <table:table-cell office:value-type="string">
            <text:p>opp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LeoNatan__LNNotificationsUI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0.748602556559047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MB2__CMB2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0.677582154473196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stcss__postcss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0.686848411822428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ithub__hubot-scripts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0.722737485924454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sevalim__inherited_resources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0.720066487543433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pc__grpc-go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0.715880902245480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derMJLee__MJRefresh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.146966869822308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de-js-libs__node.io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.222855916144152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aphql-dotnet__graphql-dotnet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0.698394282272891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cala__scala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0.707444592692227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uick__Nimbl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0.707443140625388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PMailer__PHPMailer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.2465709083073025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archkit__searchkit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0.697077112556149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ulienXX__terminal-notifier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0.73520115538271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kic__PHP-Parser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0.695991208973911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gnass__spin.js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0.624287761861142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ubernetes__dashboard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0.73342027893335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erlok__lazyload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0.698939838493982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atipay__gratipay.com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0.719670064582992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eerun__vim-polyglot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0.690292992620855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imbul__baker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0.695549362429269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taarts__dat.gui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0.690665541669251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p-think__think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.2370365461379769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ormly-js__angular-formly</text:p>
          </table:table-cell>
          <table:table-cell office:value="21.31927835266619" office:value-type="float"/>
          <table:table-cell office:value="0.03135361230632042" office:value-type="float"/>
          <table:table-cell office:value="0.14173228346456693" office:value-type="float"/>
          <table:table-cell office:value="0.701622080640305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lightjs__flight</text:p>
          </table:table-cell>
          <table:table-cell office:value="21.9432825837926" office:value-type="float"/>
          <table:table-cell office:value="0.1586791564394745" office:value-type="float"/>
          <table:table-cell office:value="0" office:value-type="float"/>
          <table:table-cell office:value="0.681721293211432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ometheus__prometheus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0.712077466596253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olaskruchten__pivottabl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0.716698944908825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imort__you-get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.245448946285565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enjaminoakes__maid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0.728328204177933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ttgallagher__AudioStreamer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0.681748586789328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python__micropython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0.696644242264001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bie__ua-parser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0.68847203611848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etlantern__lantern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0.710897041512975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lexAxton__yepnope.js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0.658455251130451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ngax__html-minifier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0.67264592184873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aphql-java__graphql-java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0.689913580684181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imbojsb__launchrocket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.2408798495546145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talets__angular-xeditabl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0.718668229929972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rknessomi__musicbox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.222019863620635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achyderm__pachyderm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0.713149077479814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relba__q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0.694090785595117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google-api-php-client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0.700690056450915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son5__json5</text:p>
          </table:table-cell>
          <table:table-cell office:value="21.90100058910641" office:value-type="float"/>
          <table:table-cell office:value="0.03973337383146432" office:value-type="float"/>
          <table:table-cell office:value="0.1724137931034483" office:value-type="float"/>
          <table:table-cell office:value="0.71260034445242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rtinblech__xmltodict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0.719616886842718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ongitachi__ZLPhotoBrowser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.129382511261614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olman__spark</text:p>
          </table:table-cell>
          <table:table-cell office:value="24.33919461991562" office:value-type="float"/>
          <table:table-cell office:value="0.1791689872667309" office:value-type="float"/>
          <table:table-cell office:value="0.14285714285714285" office:value-type="float"/>
          <table:table-cell office:value="0.70526207420109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umblr__TMCach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0.709670959603387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ampit-org__stampit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0.68921973875430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ylang__hy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0.696475317502936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vilsocket__bettercap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0.694887531110552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i18n__libphonenumber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0.72731853636781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hatarmanahmed__CircularProgressView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0.6505159083755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yperoslo__Hu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.220280763600763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teoric__meteor-ionic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0.665139067948860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run__Buku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0.699820378154772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g3__youtube-dl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.239718902914985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Edge__static-code-scan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0.689986865000885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comfe__zrender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.164215237034970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ustArchi__ArchiSteamFarm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0.719929760621986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on-bindings__neon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0.724587882099021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wRichardKim__RKNotificationHub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0.705304810490088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kephp__cakephp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0.68058022423679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ommil__netlib-java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0.712581179774903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cocms__Pico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0.677398615905861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spressif__esptool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0.714993625901411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amzap__landslid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0.699490563940933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etsentry__sentry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0.71195016240959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direza__drywall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0.6951985508801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opify__Timber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0.649834646641815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irenv__direnv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0.67877543344084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declimate__codeclimat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0.708333112120363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ftEtherVPN__SoftEtherVPN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0.700211683842139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romegn__Backbone.localStorag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0.681704581657318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oudhead__node-static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0.708136304997460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18F__web-design-standards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0.68196015551276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lechelle__OpenUDID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0.691163041562923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CloudPlatform__google-cloud-nod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0.709504596079806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js__react-docgen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0.687071598844221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pillora__chisel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0.638110423576233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lew__joda-time-android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0.689501318749202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otools__mootools-cor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0.66581988310192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sedoff__pgweb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0.708787336255363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rkdalgleish__stellar.js</text:p>
          </table:table-cell>
          <table:table-cell office:value="23.406976171991154" office:value-type="float"/>
          <table:table-cell office:value="0.08773632014208521" office:value-type="float"/>
          <table:table-cell office:value="0.18181818181818182" office:value-type="float"/>
          <table:table-cell office:value="0.679784025430376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bretro__RetroArch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0.678015531159395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g-grid__ag-grid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0.691315166358799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vershare__overshare-kit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0.689570556044513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unesarmiento__fries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0.687656531379776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__code-push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0.708405559093810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utomattic__simplenote-electron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0.659134967303887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query__jquery-mobil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0.657575382647482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gular-translate__angular-translat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0.696852979988527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ignedleft__d3-book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0.74895133608571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ravel__framework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0.674851021440702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saacs__node-glob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0.716068262078889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ilamentgroup__tablesaw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0.714026925718455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zyResearch__deepd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0.723501738530564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nsPinckaers__GrowingTextView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.235746541404561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moffat__bootstrap-application-wizard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0.716638020985664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ting__autojump</text:p>
          </table:table-cell>
          <table:table-cell office:value="20.948003995045376" office:value-type="float"/>
          <table:table-cell office:value="0.02202021504705598" office:value-type="float"/>
          <table:table-cell office:value="0.2" office:value-type="float"/>
          <table:table-cell office:value="0.700106495194970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jombo__grit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0.697762989922088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ncode__django-rest-framework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0.680032450674149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cdias__filemanager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0.690036809462673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ctrine__doctrine2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0.691788661889665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ekan__wekan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0.684740634867430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hrippa__livestreamer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0.71333307301805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rappe__erpnext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0.70268338860090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ichardKnop__machinery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0.745313822535300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adle__gradl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0.70523865917084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ctorBjelkholm__ngProgress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0.708995196100379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s-js__OS.js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0.687436286358900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vajs__ava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0.707361117035665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turnInfinity__BareMetal-OS-legacy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0.657463896044258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udio-42__elFinder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0.686536368458641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lcommac__SwiftDat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.2299047093602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ntainerd__containerd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0.735046655685940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pc-ecosystem__grpc-gateway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0.699339081068632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pcorn-time__popcorn-app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0.735418958047886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ws__aws-sdk-ruby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0.717748055336679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ails__grails-cor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0.706848067918475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ulip__zulip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0.706664674445400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encent__GT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.19601318739588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hnpolacek__superscrollorama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0.727113066354167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mponentjs__component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0.653416198847406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lemfactory__golem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0.734520418894115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omebrew__homebrew-php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0.70847860037523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azow__ssh-chat</text:p>
          </table:table-cell>
          <table:table-cell office:value="22.12066981888698" office:value-type="float"/>
          <table:table-cell office:value="0.04025670834607135" office:value-type="float"/>
          <table:table-cell office:value="0.21739130434782608" office:value-type="float"/>
          <table:table-cell office:value="0.711948753639589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rufflesuite__truffl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0.730175385979302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alve__fingerprintjs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0.626566172669935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uilljs__quill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0.690104554655867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reationix__js-git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0.6770365932384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anZapata__android-pdfview</text:p>
          </table:table-cell>
          <table:table-cell office:value="21.401824225400336" office:value-type="float"/>
          <table:table-cell office:value="0.43572147638725856" office:value-type="float"/>
          <table:table-cell office:value="0.5555555555555556" office:value-type="float"/>
          <table:table-cell office:value="0.226982628050136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ykTechnologies__tyk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0.704273595234937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cadvisor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.244051323812991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lhage__reptyr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0.706978130991063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keWharton__NineOldAndroids</text:p>
          </table:table-cell>
          <table:table-cell office:value="41.08277476577476" office:value-type="float"/>
          <table:table-cell office:value="1" office:value-type="float"/>
          <table:table-cell office:value="0" office:value-type="float"/>
          <table:table-cell office:value="0.703537037211941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oot2docker__boot2docker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0.697629057076476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flo__noflo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0.679077967111823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js__redux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0.688923178202757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ruux__Baikal</text:p>
          </table:table-cell>
          <table:table-cell office:value="21.118309530965174" office:value-type="float"/>
          <table:table-cell office:value="0.09402107104851094" office:value-type="float"/>
          <table:table-cell office:value="0.16666666666666666" office:value-type="float"/>
          <table:table-cell office:value="0.68632600108003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chollet__keras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0.706808087670410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uin__ioredis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0.743477271847388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ttetti__googlecharts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0.657929441218033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wagger-api__swagger-ui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0.671709706487273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pm__npm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.2423495663743462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bilabs__geocomplet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0.685726864807933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ilgun__godebug</text:p>
          </table:table-cell>
          <table:table-cell office:value="24.277911562526874" office:value-type="float"/>
          <table:table-cell office:value="0.1736319275885312" office:value-type="float"/>
          <table:table-cell office:value="0.125" office:value-type="float"/>
          <table:table-cell office:value="0.706863671440329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mpproject__amphtml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0.700281982568822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RMmbed__mbed-os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0.70446509698155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tflix__ribbon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0.688543866498639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ass__libsass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0.69156963713819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aphql-python__graphen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0.697875766966964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oots__bedrock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0.660396206721001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p9000__obs-studio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0.66741472656629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amratashok__nishang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0.653030895215775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0.726062037903236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mpepfl__dotty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0.69997657005569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tivemerchant__active_merchant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0.702528022036084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mk__qmk_firmwar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0.700673245710438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jdehoog__NHBalancedFlowLayout</text:p>
          </table:table-cell>
          <table:table-cell office:value="23.48166875574611" office:value-type="float"/>
          <table:table-cell office:value="0.25947935627832414" office:value-type="float"/>
          <table:table-cell office:value="0.375" office:value-type="float"/>
          <table:table-cell office:value="0.726782748839988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ctokit__octokit.net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0.705335774257102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BC-News__wraith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0.702380763020362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one-Coder__letsencrypt-win-simpl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0.67974897391988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widereProject__Twidere-Android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0.722141622211874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rverless__serverless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0.716369675593776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gular__quickstart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0.73876119067082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iveX__RxKotlin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.2344333011816697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ephpleague__oauth2-server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0.67269574608618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csharpcode__ILSpy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0.691471745160566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pnet__Mvc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0.688012005200578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dux-saga__redux-saga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0.675784646175118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ckpit-project__cockpit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0.702818306991974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yanb__nifty-generators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0.692783651366558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otonstorm__phaser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0.68436034135046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js__React.NET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0.670329167220997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asho__riak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0.707688021014878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66B__NetGuard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0.688356522696189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gx-translate__cor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0.737920802546269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igitalBush__jquery.maskedinput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0.676755676859752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iftonc__calipso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0.725563903783808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cketMine__PocketMine-MP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0.692749339856048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oulaj__idea-markdown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.169131096485806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ean__Nuk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0.724030184389416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otify__helios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0.717626651482659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rmouth__jQuery.my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0.698350024843152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ector-im__riot-web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0.68234952073904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yleguidist__react-styleguidist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0.69287783786833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ogit__progit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0.727866637709434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sionmedia__superagent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0.690011213246000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zupon__vue-validator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0.70770589139056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reos__flannel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.24198745127809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oots__trellis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0.671737482755848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yperium__hyper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0.704552414083590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yedhali__EZAudio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0.69828103875005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tguru__ResponseDete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0.632093077615607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traceio__btrac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.23300801916380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bla-c0d3__sslyz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0.720638981870352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ehat__Behat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0.683735886896713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ray__spray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0.713067012239416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vallone__regexper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0.64578296397361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pnet__KestrelHttpServer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0.713051624116214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ron-io__functions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0.69192588970542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pangit__JiaoZiVideoPlayer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.1855552352286513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wik__piwik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0.678828272804448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pnet__Hom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0.692179002280528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pnet__EntityFrameworkCor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0.712914520432573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riz__vibrant.js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0.733979284382853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ucasr__smoothi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0.685385479752602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xelsign__html5-device-mockups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0.658241923911852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gular-ui__ui-utils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0.68685698477563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mous__famous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0.67063341991005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arying-Vagrant-Vagrants__VVV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0.661645338714635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noc__nanoc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0.687856728319112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botelhos__raty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0.642837142080481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udioKit__AudioKit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0.70574164299956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itlabhq__gitlab-ci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.224718241274782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-chi__chi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0.711045648256601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gniterealtime__Openfir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0.687749281702932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ickford__MechanicalSoup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0.714239450459339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pis__bootstrap-social</text:p>
          </table:table-cell>
          <table:table-cell office:value="24.367957597483066" office:value-type="float"/>
          <table:table-cell office:value="0.29962312637196403" office:value-type="float"/>
          <table:table-cell office:value="0.375" office:value-type="float"/>
          <table:table-cell office:value="0.721264920458722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rilla__mux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0.706570077847356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uflin__Elastica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0.702987668450033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ria2__aria2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0.73968460218957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archive__origami</text:p>
          </table:table-cell>
          <table:table-cell office:value="25.95343945036762" office:value-type="float"/>
          <table:table-cell office:value="0.3022862375524749" office:value-type="float"/>
          <table:table-cell office:value="0.4" office:value-type="float"/>
          <table:table-cell office:value="0.688481024944214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__ChakraCor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0.693182269988076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grigorik__ga-beacon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0.646172359140543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ckeqwe__mosby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0.703006126132911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ber-archive__image-diff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0.719077508171593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0.691928672279589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eprite__aseprit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0.702335880470007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ensh__jsgen</text:p>
          </table:table-cell>
          <table:table-cell office:value="41.56671695665615" office:value-type="float"/>
          <table:table-cell office:value="1" office:value-type="float"/>
          <table:table-cell office:value="1" office:value-type="float"/>
          <table:table-cell office:value="0.15377229269377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ewo__Zewo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0.709290206811747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rapi__strapi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0.697848389139892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rush-ops__drush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0.674863735262597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NCryptor__RNCryptor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0.714315176379334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bgirshick__fast-rcnn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0.72605391796028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ngodb__mongo-java-driver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0.677101218910179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aritytech__parity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.2443237890080107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uffnfresh__roy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0.69992177690818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sm2vectortiles__osm2vectortiles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0.694824358338451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nger__danger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0.692702267222249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opify__dashing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0.685819964072234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iddontang__ledisdb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0.738844890670911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land__qlmarkdown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.241194858416568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eoman__yeoman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0.69899519426769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aearon__react-hot-loader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0.682436220406702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p9000__OBS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0.696770200487255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bengine__kbengin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.2290827657350051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ucasr__twoway-view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0.743677504262471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wilio__stashboard</text:p>
          </table:table-cell>
          <table:table-cell office:value="28.49944619919805" office:value-type="float"/>
          <table:table-cell office:value="0.20207912278954254" office:value-type="float"/>
          <table:table-cell office:value="0" office:value-type="float"/>
          <table:table-cell office:value="0.691648391678172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urescript__purescript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0.697263354109768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iMan__SikuliX-2014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0.722270898938490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eroku__hk</text:p>
          </table:table-cell>
          <table:table-cell office:value="23.448800611955754" office:value-type="float"/>
          <table:table-cell office:value="0.07354870019175826" office:value-type="float"/>
          <table:table-cell office:value="0" office:value-type="float"/>
          <table:table-cell office:value="0.673096859037548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mpose__governor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0.67454730097033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ltframework__shotcut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0.71809677994856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dersao__l5-repository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0.721995125624066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ra__mackup</text:p>
          </table:table-cell>
          <table:table-cell office:value="21.41510072236249" office:value-type="float"/>
          <table:table-cell office:value="0.09954981614933127" office:value-type="float"/>
          <table:table-cell office:value="0.2714285714285714" office:value-type="float"/>
          <table:table-cell office:value="0.709512426338609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waywm__sway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0.70959572958639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ihoo360__pika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.199742600481207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-cosmos__react-cosmos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0.68288890222733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riswallsmith__Buzz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0.706141409868404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protobuf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0.708081535129009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pSolutions__nopCommerc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0.6789682137009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lmarkedup__purl</text:p>
          </table:table-cell>
          <table:table-cell office:value="42.84871392080603" office:value-type="float"/>
          <table:table-cell office:value="1" office:value-type="float"/>
          <table:table-cell office:value="0.5" office:value-type="float"/>
          <table:table-cell office:value="0.232093334374144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itpay__copay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0.695595078261669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inzhorn__skrollr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0.67956233725983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stic__restic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0.712780615877546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X4__Firmwar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0.689896565548186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letescape-Media__Lawnchair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0.672984681413321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wagger-api__swagger-js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0.666937586360516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uma__puma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0.705706190175872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decentric__spring-boot-admin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.2474984311220162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__react-native-code-push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0.692904049868435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ardingjdbc__sharding-jdbc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.225782022991673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l-logic__aeron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0.716963200617876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uth0__auth0-angular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0.689817162186779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p-curl-class__php-curl-class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0.722796293024795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viereguiluz__EasyAdminBundl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0.685095708941995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keash__MAObjCRuntime</text:p>
          </table:table-cell>
          <table:table-cell office:value="31.055605026902064" office:value-type="float"/>
          <table:table-cell office:value="0.30926474995924863" office:value-type="float"/>
          <table:table-cell office:value="0" office:value-type="float"/>
          <table:table-cell office:value="0.703384822086746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annickcr__eslint-plugin-react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0.690176261369324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nsin__nwb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0.683020145701715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vr__gvr-unity-sdk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0.68129564209850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comfe__echarts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.217035413112032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osquery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0.712586744137980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ilemill-project__tilemill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0.700236630020285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tchorg__Catch2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0.7092382560798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kepenz__FastAdapter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0.738899375253059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llumboddy__CBZSplashView</text:p>
          </table:table-cell>
          <table:table-cell office:value="40.96040735387814" office:value-type="float"/>
          <table:table-cell office:value="1" office:value-type="float"/>
          <table:table-cell office:value="0.5" office:value-type="float"/>
          <table:table-cell office:value="0.193001871130275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0.731535600191987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tatti__perfect-scrollbar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0.7105319972624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irbnb__AirMapView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0.716711172586911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ripe__jquery.payment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0.698384733018749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cash__zcash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0.703961195498744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ocalForage__localForag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0.672611916831960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eanflight__cleanflight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0.687902265300363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ovidgoyal__calibr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0.667100160038356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iggsey__libphonenumber-for-php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0.73374614063136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reza__CustomActivityOnCrash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0.72693907768008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achinchoolur__lightGallery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0.717445058097736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uttercup__buttercup-desktop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0.689000523281996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0.668010704215957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quelize__sequeliz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0.701471163364894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dentityServer__IdentityServer3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0.683491186396539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poberezkin__ajv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0.684092778124885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rangajic__react-icons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0.730052624999343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orgbackup__borg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0.683669456800634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oughtbot__clearanc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0.674639007894882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direza__aqua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0.746031633786931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graph-io__dgraph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0.72209245989634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oject-OSRM__osrm-backend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0.724758040557141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pnik__mapnik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0.704120450163110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cubic__jquery.terminal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0.663286126381769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pcelerator__titanium_mobil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0.690038270000517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mberjs__ember.js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0.682950248388692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ubernetes__helm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0.709974297062674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hrismiles__CMPopTipView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.2347087658404648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uantmind__pulsar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0.735935589070980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ry__hydra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0.69312350799669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gular__angular.io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0.695060114795466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ymless__synergy-cor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0.692343635555856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ossnocorp__jquery.turbolinks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0.669128619613734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ubygems__rubygems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0.724614203837421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ebpack__webpack-dev-server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0.679659472539372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hocolatey__chocolatey</text:p>
          </table:table-cell>
          <table:table-cell office:value="21.08675589743899" office:value-type="float"/>
          <table:table-cell office:value="0.08195899622114515" office:value-type="float"/>
          <table:table-cell office:value="0.0784313725490196" office:value-type="float"/>
          <table:table-cell office:value="0.667847315384859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jombo__chronic</text:p>
          </table:table-cell>
          <table:table-cell office:value="20.875643267315965" office:value-type="float"/>
          <table:table-cell office:value="0.03972465745469903" office:value-type="float"/>
          <table:table-cell office:value="0.5263157894736842" office:value-type="float"/>
          <table:table-cell office:value="0.2356394420029605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ougo__neocomplcache.vim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0.705461268965615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aulLeCam__react-leaflet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0.70334284134504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ils__strong_parameters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0.681967658313231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yell0w__MTStatusBarOverlay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0.726416114157466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nssegers__laravel-mongodb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0.68735357383108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klockwood__FXForms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0.719167293127769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agtail__wagtail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0.688275047640524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haarman__ListViewAnimations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.248598609499643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eberauth__guardian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0.703928054621595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0.708649638168681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ien__ctrlp.vim</text:p>
          </table:table-cell>
          <table:table-cell office:value="20.986825203974846" office:value-type="float"/>
          <table:table-cell office:value="0.03698100696589657" office:value-type="float"/>
          <table:table-cell office:value="0.14893617021276595" office:value-type="float"/>
          <table:table-cell office:value="0.704753745225529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eroku__legacy-cli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.244216476787957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ucadegasperi__oauth2-server-laravel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0.74880838291198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ar7th__showdoc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.238743057328967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sualfc__liteid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0.733000957831429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gento__magento2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0.676739907421607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nvox__rack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0.696436765467377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alyticalGraphicsInc__cesium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0.696871816913630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uasarframework__quasar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0.693079569975233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facebook-ios-sdk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0.733306806663384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avded__humane-js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0.694528038833123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bileplayer__mobileplayer-ios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0.693195596012022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ss__csso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0.740476531408312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z0ny__leapcast</text:p>
          </table:table-cell>
          <table:table-cell office:value="24.5096632381541" office:value-type="float"/>
          <table:table-cell office:value="0.23033121636132403" office:value-type="float"/>
          <table:table-cell office:value="0" office:value-type="float"/>
          <table:table-cell office:value="0.654844655854907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nanh__webhook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0.683945288061506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otify__annoy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0.713910851202701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PCS3__rpcs3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0.683123708623572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ikit__uikit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0.687675859880417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gular__angular-cli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0.71311539472566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sin-io__etcher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0.719052734336761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nsky__datascript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0.694453957722201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ubysherpas__forem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0.713441961396042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ols__godep</text:p>
          </table:table-cell>
          <table:table-cell office:value="21.132302791353972" office:value-type="float"/>
          <table:table-cell office:value="0.06533419353828211" office:value-type="float"/>
          <table:table-cell office:value="0.29896907216494845" office:value-type="float"/>
          <table:table-cell office:value="0.72934431699961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3__d3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0.674296079568337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0.696793493980994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biolb__fabio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0.724566096808947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tepad-plus-plus__notepad-plus-plus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0.676722673406907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cobian__djangobook.com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0.726203981084999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igoneri__syt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0.6923588410268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witter-archive__gizzard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0.719593340157141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schmid__Entitas-CSharp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0.686796439008089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olt__bolt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0.665507133845439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tellman__lamina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0.699649872167142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ncher__rancher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0.73024282595867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h-unit__gh-unit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0.680535800962173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ksonov__react-native-router-flux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0.70703965835327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ermux__termux-app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0.672935925301836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eapmotion__leapjs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0.703038441455664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yncthing__syncthing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0.710028766197751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lm__SwiftLint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0.703229121854275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ustomelements__www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0.72076024546657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ffes__sstoolkit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0.732940436462963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gular-ui__ui-grid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0.676886529248631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ulec__freezegun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0.714845568755931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muxinator__tmuxinator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0.731705068914351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mab__django-social-auth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0.703939608510744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quare__dagger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0.687484942383692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umptech__glid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0.729937516220886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pseclib__phpseclib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.245373287315450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zilla-services__heka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0.71369708001057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omebrew__brew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0.718656949399507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cvim-dev__macvim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0.711257450631304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tom__atom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0.691359752217811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urb__foundation-apps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0.68205278952194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ryGhost__Ghost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0.678857005338134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rigade__scss-lint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0.678113794374743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rtograph__kartograph.js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0.604112624046951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cRuby__MacRuby</text:p>
          </table:table-cell>
          <table:table-cell office:value="24.534653197918395" office:value-type="float"/>
          <table:table-cell office:value="0.15925662446917266" office:value-type="float"/>
          <table:table-cell office:value="0" office:value-type="float"/>
          <table:table-cell office:value="0.70804529466546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witter__heron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0.726884071488526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ytransitions__transitions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0.713234454971619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omla__joomla-cms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0.649803027762678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eNewNormal__kube-solo-osx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0.737173300427886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utomattic__wp-calypso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0.683391065699311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rmaxwell__maltrie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0.731709025824052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gxui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0.70862667804868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nboard__kanboard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0.69104639144870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ig__json-framework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0.702069850259438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hoofman__wordpress-heroku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0.58719631330091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ibjs__fibjs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.186649759504917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penRefine__OpenRefin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0.709663053388087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rclay__minify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0.636656393014985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hannilsson__android-pulltorefresh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0.725441521083253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ubSpot__offlin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0.696715619740512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sh__css-explain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0.717151905729511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klai__koala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0.693562354309126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volunet__angular-carousel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0.710561398249659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oocommerce__woocommerc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0.660880922621957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undcloud__roshi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0.686615059669206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yenv__pyenv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0.699511818616015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ka__pika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0.706491643514139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-e-w__finalterm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0.726449773982586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pnetboilerplate__aspnetboilerplat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0.733783956652591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klockwood__iVersion</text:p>
          </table:table-cell>
          <table:table-cell office:value="23.850541758853396" office:value-type="float"/>
          <table:table-cell office:value="0.17092108575805265" office:value-type="float"/>
          <table:table-cell office:value="0" office:value-type="float"/>
          <table:table-cell office:value="0.635733351619842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closure-library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0.678755024592049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xplosion__spaCy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0.709699230154461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stlane__fastlan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0.714009775300348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tinance__react-native-fs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0.720610318582445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farius__ScpToolkit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0.64848610996163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ouknowone__UI7Kit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0.734495673873566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-fabric__velocity-react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0.682230334999122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njs__canjs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0.668421961550403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t2zz__redux-persist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0.707162115673986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kiestfu__Snap.js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0.697716112800573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eintern__intern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0.699872803554608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vExpress__testcaf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0.710261330000998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msky__holder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0.654989738499313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0.693489807753735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upyterlab__jupyterlab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0.691765851297084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sesandberg__reactcss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0.730339405328817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redsinclair__JTSImageViewController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0.718301723158344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ilJay__MPAndroidChart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.228976259558052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diaBrowser__Emby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0.707111413172656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64dbg__x64dbg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0.732131190853756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jake__Solandra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.231881326221787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e-commit__pre-commit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0.682980195707583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pc__grpc-java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0.72285010959802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ientIO__joint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0.69363903820947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nkedin__pinot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0.7101684536605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tBrains__kotlin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0.722944477295038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slint__eslint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0.687574815692486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mberjs__data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0.684468392691358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ropbox__dropbox-js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0.683235064213225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ciimoo__drawill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0.744057173532433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rtf__grapesjs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0.69138098557822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deojs__video.js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0.64813319406417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earst-DD__ObjectMapper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0.715570299510011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MonkeyEngine__jmonkeyengin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0.677058242350841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ocood__freecach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.1694961612868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dfin__react-server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0.656935412506492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ivy__python-for-android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0.702608945754527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LPchina__elasticsearch-sql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.241486134700191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exojs__hexo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0.74271361869302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norganik__countUp.js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0.747236479365738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rublic__css-modal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0.689573708430483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xcl__PromiseKit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0.72548596308918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kepenz__MaterialDrawer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0.742555955869965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dyosmani__grunt-uncss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0.710453137211469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radock__laradock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0.684397760914117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rikras__redux-form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0.678419288798990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vxoul__Then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0.735201442474115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bastianbergmann__money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0.676228269171714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onestbleeps__Reddit-Enhancement-Suit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0.682320545746736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kimel__reveal.js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0.682199570528271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ebpack-contrib__sass-loader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0.699880100716855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ybridauth__hybridauth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0.706861622145259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li-engineering__PLDroidPlayer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.151242115122699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shaka-player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0.676783040979423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onic-team__ionic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0.677647263057743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smicMind__Material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0.730803065199087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daFi__AFNetworking-RACExtensions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0.72932872408219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mileyborg__UIView-AutoLayout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0.727924622092069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rktable-org__darktabl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0.702395900805211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johansen__juicer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0.677269008711513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P-FFMpeg__PHP-FFMpeg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0.724090184859493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kan-dev__dokany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0.70143134326742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orybooks__storybook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0.70603487646102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into__kinto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0.694193629827287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wiftyJSON__SwiftyJSON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0.711932539614721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9mail__k-9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0.710639206198347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tellman__automat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0.73601998019582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asmussen__gdr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0.675773764059300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Boudrias__Inquirer.js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0.699295873081200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0.740488839409243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issyteam__kissy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0.734838053676588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ha__resty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0.724031582414070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nvoiceninja__invoiceninja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0.682160882493026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rumee__saleor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0.710735897694249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3lvis__Sync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0.728716487302077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tflix__archaius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0.691748122999123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rhill__uMatrix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0.661070593249700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ipache__hipach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0.702484698111035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scs-dev__node-jscs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0.703589271508334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-dropzone__react-dropzon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0.704737120762914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bushell__Nestabl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.2371386173728180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r10__fancytre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0.711439162008452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ripe__mosql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0.725262448103971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akes__SolidOak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.1716867141527013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fficeDev__office-ui-fabric-cor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0.684154982789683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__vscode-go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0.702385565697664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cker__docker-py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0.701872249034529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ineUploader__fine-uploader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0.696436853710631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hristianalfoni__formsy-react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0.69682431446282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anchichen__TZImagePickerController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.124178628063384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lidea__RxAndroidBl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.21474179836869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aproxy__zaproxy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0.706873102669621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ricdrowell__KineticJS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0.689191384909523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Labs__Xamarin-Forms-Labs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0.691184156323849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rnel__pngquant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0.72879214221001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ramp__js-sequence-diagrams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0.703847700623820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ephanenicolas__robospic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0.719854737046040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indresorhus__got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0.687272936028123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iveCocoa__ReactiveSwift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0.70052519367505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wiftBond__Bond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0.73938832837489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deo-dev__hls.js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0.710687056552202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mderdev__cmder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0.66874431729142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orisMoore__jsrender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0.688720362629192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camara__laravel-localization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0.698840009528693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oostIO__Boostnot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0.710553564267883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dcl__elasticsearch-analysis-ik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.2059733420002923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utrek__scrollMonitor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0.675537769627981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avr-io__vavr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0.697917030891380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orickPeterse__ruby-lint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0.687345115360538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cker__kitematic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0.707916732861444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grove__lazyload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0.749459612906915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imefaces__primeng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0.705127582722753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yerhq__Atlas-iOS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0.693332169953730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adowsocks__shadowsocks-qt5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.165435592498966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sosphere__marathon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0.735607962114043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kepenz__AboutLibraries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0.689362594906099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ws__aws-sdk-go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0.729578147947387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lavienlaurent__datetimepicker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.227920277269894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i212983__android-spinnerwheel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0.688902892485262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benchmark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0.712278658662027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obb__Cartography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0.70748452617444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rthur__brain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0.746576398613635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nfluxdata__telegraf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0.708677947411769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mpdf__dompdf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0.69849622517899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enkeiter__skeuocard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0.690649722904525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raft__raft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0.716553450215520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bs-system__naxsi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.241667587657729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iasIO__Wappalyzer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0.685820584685774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oboguice__roboguic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0.739079351900886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exk111__SVG-Morpheus</text:p>
          </table:table-cell>
          <table:table-cell office:value="32.27865273319144" office:value-type="float"/>
          <table:table-cell office:value="0.48989975630037935" office:value-type="float"/>
          <table:table-cell office:value="0" office:value-type="float"/>
          <table:table-cell office:value="0.721339446496684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entrifugal__centrifugo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0.716333496386944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eybase__client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0.733974014642323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nuclid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0.720683877950645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archive__facebook-php-sdk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0.721344978270174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obolectric__robolectric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0.74331437231962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demailer__mailparser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0.74616575004908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ilipwalton__html-inspector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0.644993979934129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erna__lerna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0.703544598239273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0.737146821029618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ubyMoney__money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0.686206806510550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rsixTH__CorsixTH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0.709031964567772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i__visibilityjs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.220593708412761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lect2__select2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0.684787829466158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npm__pnpm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0.715574366832110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atie__laravel-permission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0.676625286475533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ummerblue__phphub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.1671390295666530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ximus5__ConEmu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0.695195641146953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bmc__xbmc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0.679878543315616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react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0.681108450558968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0.708596962059432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penzipkin__zipkin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0.718285355624614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jacks0n__teaspoon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0.690938227010743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htuchkin__iconv-lit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0.69499255376354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zilla__MozDef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0.712791547376989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bileChromeApps__mobile-chrome-apps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0.656089183250217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eithamus__jwerty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0.72780294356561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ysticatea__npm-run-all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0.672434988153532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thereum__mist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0.72355320263421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hrisalbon__mlai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0.628955588437773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na-4__materia-them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0.69332646951482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FForg__privacybadgerfirefox-legacy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0.673402005534974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sms__node-imagemagick</text:p>
          </table:table-cell>
          <table:table-cell office:value="32.34664532287201" office:value-type="float"/>
          <table:table-cell office:value="0.8796684224682294" office:value-type="float"/>
          <table:table-cell office:value="0" office:value-type="float"/>
          <table:table-cell office:value="0.692171845964731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meko__nameko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0.713128529273717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taljs__framework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0.685698051604366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demirror__CodeMirror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0.672444992823503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Log__NLog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0.713611050892928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ya__Moya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0.726789703468111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RemoteNG__mRemoteNG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0.710279446822826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6666666666666666" office:value-type="float"/>
          <table:table-cell office:value="0" office:value-type="float"/>
          <table:table-cell office:value="0.98333333333333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.016666666666666666" office:value-type="float"/>
          <table:table-cell office:value="0" office:value-type="float"/>
        </table:table-row>
        <table:table-row>
          <table:table-cell office:value-type="string">
            <text:p>JeffreySu__WeiXinMPSDK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.1696563018212247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ebGoat__WebGoat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0.743962880980980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0.684623450460361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io-libs__aiohttp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0.70430218519045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qlite__rqlit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0.699019818149960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PSocialNetwork__phpfastcach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0.662608671451391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alkor__Workerman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0.723857142168944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ueniverse__oz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0.682887928667026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iahaog__nativefier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0.682046388356217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hmaschine__django-grappelli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0.660836586545237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dejs__node-convergence-arch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0.710806328021015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iveX__RxJava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0.717264541394093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0.694373239768152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upyter__colaboratory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0.657525878510752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deojs__videojs-contrib-hls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0.676717987030132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an__phan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0.683668329203595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wilder__dockeriz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0.70797372919912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tacg__tidy-html5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0.68391965430246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tsabot__abot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0.681634121748441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iveCocoa__ReactiveCocoa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0.71013259231380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akerfeldt__android-viewflow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0.690695622742035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eemunroe__grunt-email-workflow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0.734468785567963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kepenz__Android-Iconics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0.735166063014172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sperisager__sails-generate-auth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0.694410824864554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lm__realm-cocoa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0.720338545243233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rrisjs__morris.js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0.703267577263533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klockwood__FXBlurView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0.709597070212844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dyosmani__basket.js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0.690262824924495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bien-d__alertify.js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0.675499960784866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arris__BackstopJS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0.700765326084491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keWharton__ActionBarSherlock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0.698576983523715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eipete__PSTCollectionView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.2288120749332785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wer__tower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0.706198468173869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sperjs__casperjs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0.731375523737401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ibaba__fastjson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.177235080717806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mention-bot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0.712456917809927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imjansen__minified.js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0.700190413431345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haelDrogalis__dir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0.696117915043724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nikomi__Bootstrap-Form-Builder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0.669916505718209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3__d3-plugins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0.676555390936781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sh-Industry-Forum__dash.js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0.698457182081707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sysgit__msysgit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0.70092635397864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ytoscape__cytoscape.js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0.68430470913465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mpress__impress.js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0.697483208370483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ylius__Sylius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0.693993993932046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rusTotal__yara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0.699617497058915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etmeUK__ContentTools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0.700114313928194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-playground__validator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0.712534333651159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zwacz__electron-boilerplat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0.68057363709988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vertake__telegram</text:p>
          </table:table-cell>
          <table:table-cell office:value="41.76689428162688" office:value-type="float"/>
          <table:table-cell office:value="1" office:value-type="float"/>
          <table:table-cell office:value="0.5" office:value-type="float"/>
          <table:table-cell office:value="0.737998522872578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xonsh__xonsh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0.692032982931290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mfay__massive-js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0.683647364805237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stgresApp__PostgresApp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0.690847146727908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oTallNate__Java-WebSocket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0.707887261898680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witter__util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.2445360817374246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pope__vim-pathogen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0.725337211762760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ache__incubator-mxnet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0.714896129427304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hisperSystems__Signal-Desktop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0.694830950408725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nuxbrew__legacy-linuxbrew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0.732638193422427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teditor__CotEditor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.231514375012937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gits__gogs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0.685080910667731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edjpetersen__subway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0.70889464356819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rvanaSystems__neon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0.73293646856436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dley__devtools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0.711234800310116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ioncommerce__reaction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0.68789300382942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ckroachdb__cockroach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0.708607264653673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ismLibrary__Prism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0.699463824840533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23__resumable.js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0.67528020976254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ommet__grommet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0.679253226969010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-mgo__mgo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0.704206306074965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afana__grafana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0.689562953176658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earthSim__Hearthstone-Deck-Tracker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0.69716166780640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nan-io__conan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0.661809235682989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rello__RxLifecycl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0.705698400246737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lmio__alic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0.71123615832966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esanta__mongoose-os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0.738406808598826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lectron__electron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0.6829335660003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teract__nteract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0.703666048884542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werShell__PowerShell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0.677995217638210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brotli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0.681067498336965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thansearles__Slides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0.687819487619991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Re-Technologies__gensim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0.7014956554393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tionhero__actionhero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0.694550984833338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urran__screencasts</text:p>
          </table:table-cell>
          <table:table-cell office:value="43.23576816804214" office:value-type="float"/>
          <table:table-cell office:value="1" office:value-type="float"/>
          <table:table-cell office:value="0" office:value-type="float"/>
          <table:table-cell office:value="0.659083453893942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archive__fixed-data-tabl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0.69625915962952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nkerd__linkerd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0.74918985287145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hephpleague__csv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0.69326574741206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monte__sweetalert2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0.703578686297565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riendsOfSymfony__FOSRestBundl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0.690142559994854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-mdl__react-mdl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0.685930810473105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nject__Ninject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0.707130763575951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0.741912939404386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alcon__zephir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0.723624582111617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oes__shoes-deprecated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0.715074670505286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__TypeScript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0.678463299024069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pspec__phpspec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0.682174613888957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WJGL__lwjgl3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0.682474959994427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penstreetmap__iD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0.672038958807393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han__KaTeX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0.688498092921939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merandomdude__Iconic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0.745843972434475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iSoftware__OHHTTPStubs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0.713305560869131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rhartl__jquery-cooki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0.632653198331455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ampotts__plyr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0.65914933900635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amdbradley__foresight.js</text:p>
          </table:table-cell>
          <table:table-cell office:value="42.98921833873716" office:value-type="float"/>
          <table:table-cell office:value="1" office:value-type="float"/>
          <table:table-cell office:value="0" office:value-type="float"/>
          <table:table-cell office:value="0.656250834621848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wagger-api__swagger-cor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0.693546603240467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FNetworking__AFIncrementalStor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0.713157175507896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guava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0.701264310358040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pcoat__topcoat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0.674478413481896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nata-project__SonataAdminBundl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0.691167925125912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ssor__slider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0.70277254781187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gicStack__uvloop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0.69338379125543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yst__lightfm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0.693199560072157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kemaccana__python-docx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0.70500919823101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ttrali__cocoapods-xcode-plugin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0.699345432315494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vrone__quiet_assets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0.71104034753137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ropwizard__dropwizard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0.71307720244979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tfan__Medoo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0.656889335803193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archive__scribe</text:p>
          </table:table-cell>
          <table:table-cell office:value="42.6719779663358" office:value-type="float"/>
          <table:table-cell office:value="1" office:value-type="float"/>
          <table:table-cell office:value="1" office:value-type="float"/>
          <table:table-cell office:value="0.1808064684827003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evana__ui-for-docker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0.697092250633627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ish-shell__fish-shell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0.696473773767071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iesel-rs__diesel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0.688253415506392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vg__svgo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0.71634879224613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vidkpiano__react-redux-form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0.686214289845651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wiip__generator-gulp-angular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0.675082150320626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kmike__gekko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0.733859975594849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lidusio__solidus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0.70290797785044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oudfoundry__bosh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0.714007334421335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ensorflow__tensorflow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0.709744849253635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luxio__alluxio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0.713136592093716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onicArtos__StickyGridHeaders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.247952313897186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quinusocio__material-them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0.674882752249478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ws__aws-sdk-js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0.713635797658645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-gorp__gorp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0.692269971670901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rge-rider__dbeaver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0.73846677957411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onic-team__ng-cordova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0.688494280179504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miprev__her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0.702560039437095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abrielbull__react-desktop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0.664489137810026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react-na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0.689411337298742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zkaban__azkaban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0.697036533999798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cker__docker-registry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0.730711228862575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quare__cub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0.709196357030906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-martini__martini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0.718804065619263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andmax__lory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0.722295046808800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rnel__slip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0.683870802383005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quare__crossfilter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0.696505922805253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mashwilson__merge-conflicts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0.726624527108283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shicorp__terraform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0.708398494165005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gular-ui__ui-router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0.683481445770238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allets__jinja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0.675446949865461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limphp__Slim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0.663009809865619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aleksandrov__EAIntroView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.2273884125762535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starke__MacPass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0.704441751109019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dejs__nod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0.694184007628646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ntainous__traefik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0.739071819400375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dare__radare2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.2271841702914473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gravell__protobuf-net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0.71293383328589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anand__git-up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0.724093612730801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ameersbn__docker-gitlab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0.732398180530997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w__peek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.2493783991501052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laycanvas__engin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0.665276402894870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ularion__streama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0.66647280636030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ypelift__Swiftz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0.708384017893475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cripted-editor__scripted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0.666026770448447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askevich__govalidator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0.724803525844306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klockwood__iRat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0.691244556509066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ocketChat__Rocket.Chat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0.704517007029736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lastic__curator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0.734300231367163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om-rb__rom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0.685177794910326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roala__wysiwyg-editor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0.693812052905683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rave__browser-laptop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0.707020958016128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rionettejs__backbone.marionett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0.69454881725201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tahta__pythonbrew</text:p>
          </table:table-cell>
          <table:table-cell office:value="22.403756495605716" office:value-type="float"/>
          <table:table-cell office:value="0.04547946985477217" office:value-type="float"/>
          <table:table-cell office:value="0.07692307692307693" office:value-type="float"/>
          <table:table-cell office:value="0.659339848662035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ojberg__cssarrowplease</text:p>
          </table:table-cell>
          <table:table-cell office:value="41.73919894934765" office:value-type="float"/>
          <table:table-cell office:value="1" office:value-type="float"/>
          <table:table-cell office:value="0" office:value-type="float"/>
          <table:table-cell office:value="0.676110163795386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t-design__ant-design-mobil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.206376457305246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ttgemmell__MGSplitViewController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0.632340063147113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ripe__stripe-php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0.686126026927377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debatty__java-string-similarity</text:p>
          </table:table-cell>
          <table:table-cell office:value="32.37643114505067" office:value-type="float"/>
          <table:table-cell office:value="0.2636215157953586" office:value-type="float"/>
          <table:table-cell office:value="0" office:value-type="float"/>
          <table:table-cell office:value="0.675144446332697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hatto__autopep8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0.716461510775079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lessuser__BracketHighlighter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0.709276238575336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tnet__coreclr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0.695902574886765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ovim__neovim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0.704560864578922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ntegrity__integrity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0.667236297400248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azay__gon</text:p>
          </table:table-cell>
          <table:table-cell office:value="22.46686960093153" office:value-type="float"/>
          <table:table-cell office:value="0.014043957776891566" office:value-type="float"/>
          <table:table-cell office:value="0.3157894736842105" office:value-type="float"/>
          <table:table-cell office:value="0.704272295084662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mnWidget__anaconda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0.677230307794106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dullaer__MaterialDateTimePicker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.2419671867629242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otlin__anko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0.739886525905597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i-platform__api-platform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0.689209635148521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ooorm__alex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0.71579245402630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mpass__compass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0.669400106158505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brasive__shairport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0.713170331427649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rtalyst__sentry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0.711774100307855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stalgiaz__bootstrap-switch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0.677111976952616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tom__vim-mode</text:p>
          </table:table-cell>
          <table:table-cell office:value="21.00554329984162" office:value-type="float"/>
          <table:table-cell office:value="0.04868288299194553" office:value-type="float"/>
          <table:table-cell office:value="0.23270440251572327" office:value-type="float"/>
          <table:table-cell office:value="0.700898888476753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macs-helm__helm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0.714132573606842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iaryio__dredd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0.70395986317179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1nj4sec__pupy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0.706987212744030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en-manes__caffein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0.690076881490406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zilla-mobile__firefox-ios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0.695507817244880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han__khan-exercises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0.68659193492942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rturadib__strapdown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0.680313654871473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pneo__gmaps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0.727868277298901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yanoasis__nerd-fonts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0.666937888988717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Tox__qTox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0.710968716032707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shaffer__oauth2-server-php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0.65814554761939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leifer__huey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0.705173523303843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firsh__jsnes</text:p>
          </table:table-cell>
          <table:table-cell office:value="25.997136108297845" office:value-type="float"/>
          <table:table-cell office:value="0.19744073909989932" office:value-type="float"/>
          <table:table-cell office:value="0.2" office:value-type="float"/>
          <table:table-cell office:value="0.70411633521612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nomsg__nanomsg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0.740956454107448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witter-archive__kestrel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0.71482093678432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p-vNext__Polly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0.712873102952028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thereum__go-ethereum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0.747494115658906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utebrowser__qutebrowser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0.70674178860029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urke__zeus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0.685944334832601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ybridgroup__gobot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0.748986576493977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cketCluster__socketcluster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0.697336686332922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ordpress-mobile__WordPress-Android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0.68207315071238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olwanglu__pdf2htmlEX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0.703965717591347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eathericons__feather</text:p>
          </table:table-cell>
          <table:table-cell office:value="23.904418025318265" office:value-type="float"/>
          <table:table-cell office:value="0.03740885383949977" office:value-type="float"/>
          <table:table-cell office:value="0.1111111111111111" office:value-type="float"/>
          <table:table-cell office:value="0.701798108944116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orisMoore__jquery-tmpl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0.674505598490249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wagger-api__swagger-editor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0.666974376886757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ototik__HoloEverywher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0.731689877335760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yperhq__hyperd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.2197309746184166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enomous0x__WhatsAPI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0.737068333318467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cketio__socket.io-client-swift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0.748023923825859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prepack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0.695495123061973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rra__browser-logos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0.715012575576739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xwellito__vivus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0.702453220519302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rtursapek__mondrian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0.680265240410086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follestad__material-dialogs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0.724495608622181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0.739563830497630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itcoin__bitcoin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0.690166231010813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edrovgs__DraggablePanel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0.726944972377774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laursen__react-md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0.696087055015745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de-nock__nock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0.73321983290714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mqtt__emqttd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0.743658766631186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vertrue__wechat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.2008082005533694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ipy__Clipy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.17166462129051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omebrew__legacy-homebrew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0.712695218620738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tev__android-upload-servic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0.736910205515079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inabox__superslides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0.70539482281219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bbitmq__rabbitmq-server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0.7329686366543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ickstarter__android-oss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0.707346196696665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reeRDP__FreeRDP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0.697072522262055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taly-t__pg-promis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0.681110341544347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nio__minio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0.730622553982818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rientechnologies__orientdb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0.710068893390640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otify__HubFramework</text:p>
          </table:table-cell>
          <table:table-cell office:value="22.55620188943107" office:value-type="float"/>
          <table:table-cell office:value="0.22848361755410632" office:value-type="float"/>
          <table:table-cell office:value="0.5" office:value-type="float"/>
          <table:table-cell office:value="0.720298782731823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xios__axios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0.700026443077759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eaveworks__wea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0.740810568932810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eoman__generator-webapp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0.678136342865510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nikulin__parse5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0.676911614801680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66B__XPrivacy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0.70933884925792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okesh__lightbox2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0.685264606441320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ylelint__stylelint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0.701989756072573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ubernetes__kubernetes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0.697576034650420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ahoo__mojito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0.678423593269709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ogun-toolbox__shogun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0.710662872909923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nayotech__vagrant-manager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0.747067768520701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deBB__NodeBB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0.700243039435312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utomattic__expect.js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0.704435835143993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kyeck__socket.IO-objc</text:p>
          </table:table-cell>
          <table:table-cell office:value="22.617286690054048" office:value-type="float"/>
          <table:table-cell office:value="0.07367784921818465" office:value-type="float"/>
          <table:table-cell office:value="0" office:value-type="float"/>
          <table:table-cell office:value="0.677855206628335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ismJS__prism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0.668268109629102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bgirshick__rcnn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.2346497800753199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kynetservices__skynet-arch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0.678066644087155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quil__quil</text:p>
          </table:table-cell>
          <table:table-cell office:value="21.335776517740957" office:value-type="float"/>
          <table:table-cell office:value="0.006176266372333224" office:value-type="float"/>
          <table:table-cell office:value="0.15384615384615385" office:value-type="float"/>
          <table:table-cell office:value="0.7109875830169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orthwoodsSoftware__GoJS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0.652167581961225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aneden__Toast</text:p>
          </table:table-cell>
          <table:table-cell office:value="42.52785685506588" office:value-type="float"/>
          <table:table-cell office:value="1" office:value-type="float"/>
          <table:table-cell office:value="0.5" office:value-type="float"/>
          <table:table-cell office:value="0.667744793527154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anoemcke__thegreatsuspender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0.667991740556670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rosswalk-project__crosswalk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0.722952906223437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zaninotto__screenshot-as-a-servic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0.672878450525152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uku-t__jquery-textcomplet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0.723169774221579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kellaway__Gloss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0.725992184595706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ravel__homestead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0.698069035377873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wittchen__ReactiveNetwork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0.714824199604656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keWharton__sdk-manager-plugin</text:p>
          </table:table-cell>
          <table:table-cell office:value="21.33903028525879" office:value-type="float"/>
          <table:table-cell office:value="0.5687201538594041" office:value-type="float"/>
          <table:table-cell office:value="0.3333333333333333" office:value-type="float"/>
          <table:table-cell office:value="0.735379219287281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YorickPeterse__oga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0.67499908535221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sterminds__glid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0.692982075331653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archive__three20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0.700532235429367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0.731511388484462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inancial-Times__polyfill-servic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0.674946399961418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ich-Harris__ramjet</text:p>
          </table:table-cell>
          <table:table-cell office:value="25.998076485407296" office:value-type="float"/>
          <table:table-cell office:value="0.14252933789867717" office:value-type="float"/>
          <table:table-cell office:value="0" office:value-type="float"/>
          <table:table-cell office:value="0.670445100947112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oundcube__roundcubemail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0.720369653101488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3c__web-platform-tests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0.684402367857876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gfalo__materializ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0.689334001922060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ebonyx__graphql-php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0.689814798676495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cdlite__flux-standard-action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0.688811165706643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eroku__react-refetch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0.687395841200645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pjs__appjs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0.65051797847647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pbox__mapbox-gl-js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0.676001626026554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nevcat__Kingfisher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.2324151123341243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mcast__FreeFlow</text:p>
          </table:table-cell>
          <table:table-cell office:value="24.145376875421018" office:value-type="float"/>
          <table:table-cell office:value="0.12527418816466138" office:value-type="float"/>
          <table:table-cell office:value="0.25" office:value-type="float"/>
          <table:table-cell office:value="0.7190018382662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phw__byte-buddy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0.72679835984741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cumentcloud__visualsearch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0.70463389866433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areX__ShareX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0.708343453131756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dex__SwiftyUserDefaults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0.716614969838971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imOliver__TOCropViewController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0.663907362527223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ils__cache_digests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0.657961438570972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ecta__specta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0.690860927998080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xiecode__plupload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0.686211941845143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gm__pandoc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0.684777701305709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suru__tsuru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0.687521196519731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s-iot__samples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0.677573680828825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bt__sbt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0.708195298929660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lectron-userland__electron-packager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0.722953599272484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eciousforever__sketch-data-populator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0.715871181540187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pbox__mapbox-gl-na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0.731016069422495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kgraf__bell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0.74387400207583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loston__ungoogled-chromium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0.67426395287317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ikhi__pencil</text:p>
          </table:table-cell>
          <table:table-cell office:value="21.655960046136205" office:value-type="float"/>
          <table:table-cell office:value="0.07325098772222094" office:value-type="float"/>
          <table:table-cell office:value="0.08695652173913043" office:value-type="float"/>
          <table:table-cell office:value="0.665379142037733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qttjs__MQTT.js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0.697634809136829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bruyelle__RxPermissions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0.728946102994418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ymfony__symfony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0.676558126077200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mantic-release__semantic-releas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0.685171931964592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penKinect__libfreenect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0.733410379496977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__vscode-react-na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0.687883266704322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ickyrauch__Balloons.IO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.2431065119170870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url__curl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0.719576011167774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azzband__pip-tools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0.695911488825224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ubernetes__heapster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0.743651727461634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rida__frida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0.7304741797733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j__commander.js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0.683159182032639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xif-js__exif-js</text:p>
          </table:table-cell>
          <table:table-cell office:value="23.76728279449273" office:value-type="float"/>
          <table:table-cell office:value="0.3721642100755556" office:value-type="float"/>
          <table:table-cell office:value="0" office:value-type="float"/>
          <table:table-cell office:value="0.698901431842583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ixLabors__ImageSharp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0.708961753093908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iakki__uncss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0.681459881404699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nabbco__snabb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0.695951832476355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rrot__share-button</text:p>
          </table:table-cell>
          <table:table-cell office:value="21.77899559991294" office:value-type="float"/>
          <table:table-cell office:value="0.019416033059705406" office:value-type="float"/>
          <table:table-cell office:value="0.15789473684210525" office:value-type="float"/>
          <table:table-cell office:value="0.687589493426586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unit-team__junit5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0.700861345325322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pis__flag-icon-css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0.72149361542739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nowplow__snowplow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0.7257831845113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lrumordelaluz__csshake</text:p>
          </table:table-cell>
          <table:table-cell office:value="31.117783609679357" office:value-type="float"/>
          <table:table-cell office:value="0.32715325194306416" office:value-type="float"/>
          <table:table-cell office:value="0.3333333333333333" office:value-type="float"/>
          <table:table-cell office:value="0.739681080944962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ximebf__php-debugbar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0.692677529015942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ddyosmani__critical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0.686441439107881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funkt__dotjs</text:p>
          </table:table-cell>
          <table:table-cell office:value="22.90383050805931" office:value-type="float"/>
          <table:table-cell office:value="0.13996521551168398" office:value-type="float"/>
          <table:table-cell office:value="0" office:value-type="float"/>
          <table:table-cell office:value="0.636619800946721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atie__laravel-medialibrary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0.689819167591272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hmln__flatpickr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0.717958670456951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lastic__beats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0.718242035624329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rocksdb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0.715754693052451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cker__compos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0.697002470337974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ickoneill__PermissionScop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0.696324950331825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Farkas__webshim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0.67975370170656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aver__pinpoint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.202450212771495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__ELL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0.74527645998257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layframework__playframework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0.685652481922801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upyter__notebook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0.693753431833251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Reverser__mpegts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0.631316745915423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-swagger__go-swagger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0.679602750297922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untjs__grunt-contrib-uglify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0.688236567565521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t-nlp__MITI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0.70480933783135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hnns__rewir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0.699541043186142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obthecow__psysh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0.712585828678900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s__SDWebImag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.24238056600032729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rtSabintsev__Siren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0.697289846379488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riendsOfPHP__PHP-CS-Fixer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0.690013841029734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hannilsson__android-actionbar</text:p>
          </table:table-cell>
          <table:table-cell office:value="22.693092230592566" office:value-type="float"/>
          <table:table-cell office:value="0.15370297135392985" office:value-type="float"/>
          <table:table-cell office:value="0.15384615384615385" office:value-type="float"/>
          <table:table-cell office:value="0.697778620279896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vbn__thefuck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0.722289360537919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trada__google-drive-ocamlfus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0.715939521409292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uslanskorb__RSKImageCropper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.23217334035914775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tfeldman__seamless-immutabl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0.681995123274662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lappr__clappr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0.678556211852771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ropwizard__metrics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0.692296918824097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tabase__metabas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0.694683548429715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kechambers__as3corelib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0.6975548530870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pwwyyxx__tensorpack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0.726177554183882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mab__python-social-auth</text:p>
          </table:table-cell>
          <table:table-cell office:value="21.566195129310184" office:value-type="float"/>
          <table:table-cell office:value="0.03281272975109728" office:value-type="float"/>
          <table:table-cell office:value="0.1875" office:value-type="float"/>
          <table:table-cell office:value="0.700092028080972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omla__joomla-platform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0.662314474990408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hollingworth__bootstrap-wysihtml5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0.729096345316428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akes__play-clj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0.692605037705595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__flatbuffers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0.676439095976141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is__deis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0.73031089930956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p2hpoutre__laravel-log-viewer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0.693764038881666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pereo__cas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0.712369125335170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flow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0.678025595216989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trix-org__synaps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0.69207749482916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oglevr__gvr-android-sdk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0.705350865493031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uejs-templates__webpack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0.697163505777539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ustoutsolutions__siesta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0.686940522979448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chisel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0.702117004118474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p-cli__wp-cli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0.635082577446006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howdownjs__showdown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0.694282143170540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cketio__engine.io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0.705330113107602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j26__mailcatcher</text:p>
          </table:table-cell>
          <table:table-cell office:value="21.581078048694373" office:value-type="float"/>
          <table:table-cell office:value="0.13512685424994153" office:value-type="float"/>
          <table:table-cell office:value="0.45454545454545453" office:value-type="float"/>
          <table:table-cell office:value="0.749408717858832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medev__mam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0.688019034736694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dentityServer__IdentityServer2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0.675809122147187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ngax__fabric.js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0.707314963609616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lexBarinov__UIBubbleTableView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.2362013487718580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quare__otto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0.69499418903904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onic-team__ionic-na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0.688905455548733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onathanslenders__pyvim</text:p>
          </table:table-cell>
          <table:table-cell office:value="24.11794861871562" office:value-type="float"/>
          <table:table-cell office:value="0.3143828444156164" office:value-type="float"/>
          <table:table-cell office:value="0" office:value-type="float"/>
          <table:table-cell office:value="0.682602949396581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archive__huxley</text:p>
          </table:table-cell>
          <table:table-cell office:value="24.078731737412102" office:value-type="float"/>
          <table:table-cell office:value="0.048260908551325" office:value-type="float"/>
          <table:table-cell office:value="0" office:value-type="float"/>
          <table:table-cell office:value="0.675080816960044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azelbuild__bazel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0.702378170380819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nversify__InversifyJS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0.703228806698937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immobrunfeldt__concurrently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0.702829574768771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utzam__nutz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.176668326367179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hainer__chainer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0.744340966044275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utoMapper__AutoMapper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0.725913754580667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larkey__320andup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0.742589637496681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hysd__NyaoVim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0.735528847159588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ubernetes__kops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0.725651126843655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POffice__PHPExcel</text:p>
          </table:table-cell>
          <table:table-cell office:value="20.94309364174913" office:value-type="float"/>
          <table:table-cell office:value="0.05752459223792835" office:value-type="float"/>
          <table:table-cell office:value="0.234375" office:value-type="float"/>
          <table:table-cell office:value="0.706012489295891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ws__aws-sdk-php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0.721033401794261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desboeufs__connect-mongo</text:p>
          </table:table-cell>
          <table:table-cell office:value="21.708540937930888" office:value-type="float"/>
          <table:table-cell office:value="0.12661582306886546" office:value-type="float"/>
          <table:table-cell office:value="0.375" office:value-type="float"/>
          <table:table-cell office:value="0.735334262838055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hpro__grumphp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0.714765022230746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zsh-users__antigen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0.691888712025131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res__android-obd-reader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0.703759097352422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stwait__node-amqp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0.712286598062141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ttetti__Weasel-Diesel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0.661034318232250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timatter15__ocrad.js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0.716131483904153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uyam__pressur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0.745034521865707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ukeredpath__LRResty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.2490169664333869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entilkiwi__mimikatz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.2058422262350156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ookshelf__bookshelf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0.685180369173646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abstack__echo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0.721152657173727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cker0x01__react-datepicker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0.71675391248948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gechev__codelyzer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0.698620647825233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ispy__vispy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0.700986516434494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rosoft__CNTK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0.731929239202798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rauseFx__TSMessages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0.730645391304591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nssegers__agent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0.703746450133157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ollectd__collectd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0.715710006843575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meronmcefee__plax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0.6847093814738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ebpack__react-starter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0.677499989655431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nfobyte__faraday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0.71446908647709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railblazer__cells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0.683104359056156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UKnightLab__TimelineJS</text:p>
          </table:table-cell>
          <table:table-cell office:value="26.692227801362275" office:value-type="float"/>
          <table:table-cell office:value="0.12188307665347871" office:value-type="float"/>
          <table:table-cell office:value="0.4" office:value-type="float"/>
          <table:table-cell office:value="0.712192460026046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mber-cli__ember-cli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0.6987971579460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xijs__pixi.js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0.687296280340770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rawnpdf__prawn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0.698205615882651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stbhuangyi__better-scroll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.2214442796003857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ex-team__fis3</text:p>
          </table:table-cell>
          <table:table-cell office:value="22.344537716531942" office:value-type="float"/>
          <table:table-cell office:value="0.04036860249826365" office:value-type="float"/>
          <table:table-cell office:value="1" office:value-type="float"/>
          <table:table-cell office:value="0.1741120104059702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teract__hydrogen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0.680429566356653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PathPicker</text:p>
          </table:table-cell>
          <table:table-cell office:value="21.810871197600374" office:value-type="float"/>
          <table:table-cell office:value="0.023335666904735358" office:value-type="float"/>
          <table:table-cell office:value="0.3055555555555556" office:value-type="float"/>
          <table:table-cell office:value="0.718258867762749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runoda__meteor-up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0.68975527588660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shoo__UglifyJS2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0.674070502922684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yl20bnr__spacemacs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0.70335289569117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heckstyle__checkstyl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0.698980849562512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lectron-userland__electron-builder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0.727793362932898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igspaceship__shine.js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0.663292930657746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shidkpc__kibana2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0.697810146885279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ocketstream__socketstream</text:p>
          </table:table-cell>
          <table:table-cell office:value="21.271334223566015" office:value-type="float"/>
          <table:table-cell office:value="0.11025913600122055" office:value-type="float"/>
          <table:table-cell office:value="0.12857142857142856" office:value-type="float"/>
          <table:table-cell office:value="0.689408516567170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tnet__corefx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0.683149952891174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521dimensions__amplitudejs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0.71604450547636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engyuanchen__viewerjs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.22431029500019536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outhy__language-ext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0.70231869030982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witter__finagl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0.724274642381966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hugoio__hugo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0.69104431002081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okaltog__vim-powerlin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0.694303200003772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isaacks__GitGutter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0.672866229463974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v2ray__v2ray-cor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.1737126180907076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ciimoo__searx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0.687403696362598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ingcap__tidb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0.741615816779972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selmh__object-fit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0.67768989877233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urbolinks__turbolinks-classic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0.679214765418064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pc__grpc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0.710532230256124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tnet__cor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0.689980712648988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penshift__origin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0.693565007243733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quaremo__rabbit.js</text:p>
          </table:table-cell>
          <table:table-cell office:value="22.185292469020784" office:value-type="float"/>
          <table:table-cell office:value="0.024745447159752947" office:value-type="float"/>
          <table:table-cell office:value="0.24" office:value-type="float"/>
          <table:table-cell office:value="0.720138040778680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Netflix__eureka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0.735886528564528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crapy__dirbot</text:p>
          </table:table-cell>
          <table:table-cell office:value="42.340731167376205" office:value-type="float"/>
          <table:table-cell office:value="1" office:value-type="float"/>
          <table:table-cell office:value="0.5" office:value-type="float"/>
          <table:table-cell office:value="0.713823173247626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brctr__fabricator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0.6898460489728466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vernote__android-job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0.73805160364845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ebAssembly__binaryen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0.701718825804504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rmelroy__PhoneNumberKit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.213807479123565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mojione__emojify.js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0.70847898520716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penlayers__openlayers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0.69003121768719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abel__babel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0.692039064825989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Workiva__go-datastructures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.235369054439322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ballabio__quantlib-old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0.710752410570858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arlsednaoui__ouibounc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0.687292852590569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pumuk__meta-tags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0.677802535716355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-yaml__yaml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0.700519347785666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tarantool__tarantool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0.745247790617155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acebook__buck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0.67911150226806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treamlink__streamlink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0.70107880601605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ouban__cod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.2189786146968334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llermedeiros__js-signals</text:p>
          </table:table-cell>
          <table:table-cell office:value="25.446615320537596" office:value-type="float"/>
          <table:table-cell office:value="0.4132499659942093" office:value-type="float"/>
          <table:table-cell office:value="0" office:value-type="float"/>
          <table:table-cell office:value="0.654160855140372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etify__LABjs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0.665055437328393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snotify__fsnotify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0.706084261509568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hagger__git-imerg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0.707587607392033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chazawa__FuckFuckAdblock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0.72519450565575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asmusbergpalm__DeepLearnToolbox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0.730437291810716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rikdoe__ocmock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0.728490379597374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moledina__GMGridView</text:p>
          </table:table-cell>
          <table:table-cell office:value="21.560429348353548" office:value-type="float"/>
          <table:table-cell office:value="0.07859680564585392" office:value-type="float"/>
          <table:table-cell office:value="0.25" office:value-type="float"/>
          <table:table-cell office:value="0.710058787623434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rmi__retir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0.68593907734044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nkcs__HanLP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.1598165506525347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penaphid__android-flip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0.721439902611541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cxiaoke__android-volley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.2498403908897886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liferay__alloy-ui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.2313823262760334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artik-v__bootstrap-fileinput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0.728794312568881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eleniumHQ__docker-selenium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0.714342836538909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oneyphp__money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0.667775923345124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escalan__roots</text:p>
          </table:table-cell>
          <table:table-cell office:value="21.397567660418463" office:value-type="float"/>
          <table:table-cell office:value="0.09739361814421636" office:value-type="float"/>
          <table:table-cell office:value="0.2571428571428571" office:value-type="float"/>
          <table:table-cell office:value="0.708391729795394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cryptomator__cryptomator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0.711238012915758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nt-design__ant-design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0.739791162475637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5bp__mobile-boilerplat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0.698139536632297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orhill__uBlock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0.665654404982298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rtainer__portainer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0.706957480922992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1N3__Sn1per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0.718183823547735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esandro__classi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.221035485885301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emberjs__list-view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0.703403838281646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kriskowal__q</text:p>
          </table:table-cell>
          <table:table-cell office:value="20.73936680569655" office:value-type="float"/>
          <table:table-cell office:value="0.015363364250741807" office:value-type="float"/>
          <table:table-cell office:value="0.1885245901639344" office:value-type="float"/>
          <table:table-cell office:value="0.70211279461165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pnet__Identity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0.712277101249722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werShell__Win32-OpenSSH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.2432905230699170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ediaelement__mediaelement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0.65186623820969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dentityServer__IdentityServer4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0.724507011078848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ccman__juggernaut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0.695153413849732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actjs__react-rails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0.677056698880311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postcss__postcss-loader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0.713677300159860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etsentry__raven-js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0.699431571107175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aspnet__dnx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0.683656525944195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iron__iron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0.702113900392895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revel__revel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0.687589321653873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ilamentgroup__loadCSS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0.645038278569266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indresorhus__screenfull.js</text:p>
          </table:table-cell>
          <table:table-cell office:value="26.59517645844262" office:value-type="float"/>
          <table:table-cell office:value="0.4233192332431334" office:value-type="float"/>
          <table:table-cell office:value="0" office:value-type="float"/>
          <table:table-cell office:value="0.657916694162863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qlectron__sqlectron-gui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0.687609267830519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rDH__jQuery.dotdotdot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0.714267944405491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junegunn__redis-stat</text:p>
          </table:table-cell>
          <table:table-cell office:value="24.371368960469216" office:value-type="float"/>
          <table:table-cell office:value="0.059928799620444284" office:value-type="float"/>
          <table:table-cell office:value="0.25" office:value-type="float"/>
          <table:table-cell office:value="0.698385001497981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chelimsky__rspec</text:p>
          </table:table-cell>
          <table:table-cell office:value="31.291652054567077" office:value-type="float"/>
          <table:table-cell office:value="0.7804069795968425" office:value-type="float"/>
          <table:table-cell office:value="0.3333333333333333" office:value-type="float"/>
          <table:table-cell office:value="0.7331926363648733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cottyab__AESCrypt-Android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.20650367036240388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ichaelficarra__CoffeeScriptRedux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0.690398032604225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ashcat__oclHashcat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0.723001876997714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home-assistant__home-assistant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0.6913990637298527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graphite-project__graphite-web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0.690416616486764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filamentgroup__fixed-sticky</text:p>
          </table:table-cell>
          <table:table-cell office:value="26.801324110442575" office:value-type="float"/>
          <table:table-cell office:value="0.20437854847768278" office:value-type="float"/>
          <table:table-cell office:value="0.2" office:value-type="float"/>
          <table:table-cell office:value="0.637288116962356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openresty__openresty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.2403642987763073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akovkastar__FloatingActionButton</text:p>
          </table:table-cell>
          <table:table-cell office:value="21.867333593136046" office:value-type="float"/>
          <table:table-cell office:value="0.10947529352789191" office:value-type="float"/>
          <table:table-cell office:value="0.4444444444444444" office:value-type="float"/>
          <table:table-cell office:value="0.24983195405352987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lackapi__node-slack-sdk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0.723701243063362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mrdoob__three.js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0.6806192938861859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sparkfun__phant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0.7035663877575714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directus__directus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0.6626413059308248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pampuch__pdfmak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0.7413318358919891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babel__babylon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0.7041697109571045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6T11:26:47.280405</meta:creation-date>
    <dc:date>2019-05-26T11:26:48.154266</dc:date>
    <meta:generator>http://pypi.python.org/pypi/ezodf/0.1.0$Python3.6.7 (default, Oct 22 2018, 11:32:17) 
[GCC 8.2.0]</meta:generator>
    <meta:document-statistic/>
    <meta:editing-cycles>1</meta:editing-cycles>
  </office:meta>
</office:document-meta>
</file>